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3">
      <style:paragraph-properties fo:margin-left="0.5in" fo:margin-right="0in" fo:text-indent="-0.25in" style:auto-text-indent="false"/>
    </style:style>
    <style:style style:name="P2" style:family="paragraph" style:parent-style-name="Standard" style:list-style-name="WWNum15">
      <style:paragraph-properties fo:margin-left="0.5in" fo:margin-right="0in" fo:text-indent="-0.25in" style:auto-text-indent="false"/>
    </style:style>
    <style:style style:name="P3" style:family="paragraph" style:parent-style-name="Standard" style:list-style-name="WWNum9">
      <style:paragraph-properties fo:margin-left="0.5in" fo:margin-right="0in" fo:text-indent="-0.25in" style:auto-text-indent="false"/>
    </style:style>
    <style:style style:name="P4" style:family="paragraph" style:parent-style-name="Standard" style:list-style-name="WWNum16">
      <style:paragraph-properties fo:margin-left="0.5in" fo:margin-right="0in" fo:text-indent="-0.25in" style:auto-text-indent="false"/>
    </style:style>
    <style:style style:name="P5" style:family="paragraph" style:parent-style-name="Standard" style:list-style-name="WWNum16">
      <style:paragraph-properties fo:margin-left="0.5in" fo:margin-right="0in" fo:text-indent="-0.25in" style:auto-text-indent="false"/>
      <style:text-properties style:font-name="Calibri" fo:font-size="12pt" fo:font-weight="bold" style:font-name-asian="Calibri1" style:font-size-asian="12pt" style:font-weight-asian="bold" style:font-name-complex="Calibri1" style:font-size-complex="12pt"/>
    </style:style>
    <style:style style:name="P6" style:family="paragraph" style:parent-style-name="Standard" style:list-style-name="WWNum8">
      <style:paragraph-properties fo:margin-left="0.5in" fo:margin-right="0in" fo:text-indent="-0.25in" style:auto-text-indent="false"/>
    </style:style>
    <style:style style:name="P7" style:family="paragraph" style:parent-style-name="Standard" style:list-style-name="WWNum11">
      <style:paragraph-properties fo:margin-left="0.5in" fo:margin-right="0in" fo:text-indent="-0.25in" style:auto-text-indent="false"/>
    </style:style>
    <style:style style:name="P8" style:family="paragraph" style:parent-style-name="Standard" style:list-style-name="WWNum13" style:master-page-name="Standard">
      <style:paragraph-properties fo:margin-left="0.5in" fo:margin-right="0in" fo:text-indent="-0.25in" style:auto-text-indent="false" style:page-number="1"/>
    </style:style>
    <style:style style:name="P9" style:family="paragraph" style:parent-style-name="Standard" style:list-style-name="WWNum15">
      <style:paragraph-properties fo:margin-left="1in" fo:margin-right="0in" fo:text-indent="-0.25in" style:auto-text-indent="false"/>
    </style:style>
    <style:style style:name="P10" style:family="paragraph" style:parent-style-name="Standard" style:list-style-name="WWNum1">
      <style:paragraph-properties fo:margin-left="1in" fo:margin-right="0in" fo:text-indent="-0.25in" style:auto-text-indent="false"/>
    </style:style>
    <style:style style:name="P11" style:family="paragraph" style:parent-style-name="Standard" style:list-style-name="WWNum5">
      <style:paragraph-properties fo:margin-left="1in" fo:margin-right="0in" fo:text-indent="-0.25in" style:auto-text-indent="false"/>
    </style:style>
    <style:style style:name="P12" style:family="paragraph" style:parent-style-name="Standard" style:list-style-name="WWNum2">
      <style:paragraph-properties fo:margin-left="1in" fo:margin-right="0in" fo:text-indent="-0.25in" style:auto-text-indent="false"/>
    </style:style>
    <style:style style:name="P13" style:family="paragraph" style:parent-style-name="Standard" style:list-style-name="WWNum3">
      <style:paragraph-properties fo:margin-left="1in" fo:margin-right="0in" fo:text-indent="-0.25in" style:auto-text-indent="false"/>
    </style:style>
    <style:style style:name="P14" style:family="paragraph" style:parent-style-name="Standard" style:list-style-name="WWNum10">
      <style:paragraph-properties fo:margin-left="1in" fo:margin-right="0in" fo:text-indent="-0.25in" style:auto-text-indent="false"/>
    </style:style>
    <style:style style:name="P15" style:family="paragraph" style:parent-style-name="Standard" style:list-style-name="WWNum14">
      <style:paragraph-properties fo:margin-left="1in" fo:margin-right="0in" fo:text-indent="-0.25in" style:auto-text-indent="false"/>
    </style:style>
    <style:style style:name="P16" style:family="paragraph" style:parent-style-name="Standard">
      <style:paragraph-properties fo:margin-left="0.5in" fo:margin-right="0in" fo:text-indent="0in" style:auto-text-indent="false"/>
    </style:style>
    <style:style style:name="P17" style:family="paragraph" style:parent-style-name="Standard">
      <style:paragraph-properties fo:margin-left="0.5in" fo:margin-right="0in" fo:text-indent="0in" style:auto-text-indent="false"/>
      <style:text-properties style:font-name="Calibri" fo:font-size="12pt" style:font-name-asian="Calibri1" style:font-size-asian="12pt" style:font-name-complex="Calibri1" style:font-size-complex="12pt"/>
    </style:style>
    <style:style style:name="P18" style:family="paragraph" style:parent-style-name="Standard" style:list-style-name="WWNum6">
      <style:paragraph-properties fo:margin-left="1.5in" fo:margin-right="0in" fo:text-indent="-0.25in" style:auto-text-indent="false"/>
    </style:style>
    <style:style style:name="P19" style:family="paragraph" style:parent-style-name="Standard" style:list-style-name="WWNum12">
      <style:paragraph-properties fo:margin-left="1.5in" fo:margin-right="0in" fo:text-indent="-0.25in" style:auto-text-indent="false"/>
    </style:style>
    <style:style style:name="P20" style:family="paragraph" style:parent-style-name="Standard" style:list-style-name="WWNum7">
      <style:paragraph-properties fo:margin-left="1.5in" fo:margin-right="0in" fo:text-indent="-0.25in" style:auto-text-indent="false"/>
    </style:style>
    <style:style style:name="P21" style:family="paragraph" style:parent-style-name="Standard" style:list-style-name="WWNum18">
      <style:paragraph-properties fo:margin-left="1.5in" fo:margin-right="0in" fo:text-indent="-0.25in" style:auto-text-indent="false"/>
    </style:style>
    <style:style style:name="P22" style:family="paragraph" style:parent-style-name="Standard" style:list-style-name="WWNum17">
      <style:paragraph-properties fo:margin-left="1.5in" fo:margin-right="0in" fo:text-indent="-0.25in" style:auto-text-indent="false"/>
    </style:style>
    <style:style style:name="P23" style:family="paragraph" style:parent-style-name="Standard" style:list-style-name="WWNum4">
      <style:paragraph-properties fo:margin-left="1.5in" fo:margin-right="0in" fo:text-indent="-0.25in" style:auto-text-indent="false"/>
    </style:style>
    <style:style style:name="P24" style:family="paragraph" style:parent-style-name="Standard">
      <style:paragraph-properties fo:margin-left="0in" fo:margin-right="0in" fo:text-indent="0.5in" style:auto-text-indent="false"/>
    </style:style>
    <style:style style:name="P25" style:family="paragraph" style:parent-style-name="Standard">
      <style:paragraph-properties fo:margin-left="0in" fo:margin-right="0in" fo:text-indent="0.5in" style:auto-text-indent="false"/>
      <style:text-properties style:font-name="Calibri" fo:font-size="12pt" style:font-name-asian="Calibri1" style:font-size-asian="12pt" style:font-name-complex="Calibri1" style:font-size-complex="12pt"/>
    </style:style>
    <style:style style:name="P26" style:family="paragraph" style:parent-style-name="Standard">
      <style:paragraph-properties fo:margin-left="0in" fo:margin-right="0in" fo:text-indent="0in" style:auto-text-indent="false"/>
    </style:style>
    <style:style style:name="T1" style:family="text">
      <style:text-properties style:font-name="Calibri" fo:font-size="12pt" fo:font-weight="bold" style:font-name-asian="Calibri1" style:font-size-asian="12pt" style:font-weight-asian="bold" style:font-name-complex="Calibri1" style:font-size-complex="12pt"/>
    </style:style>
    <style:style style:name="T2" style:family="text">
      <style:text-properties style:font-name="Calibri" fo:font-size="12pt" style:font-name-asian="Calibri1" style:font-size-asian="12pt" style:font-name-complex="Calibri1" style:font-size-complex="12pt"/>
    </style:style>
    <style:style style:name="T3" style:family="text">
      <style:text-properties style:font-name="Calibri" fo:font-size="12pt" fo:background-color="#f4cccc" loext:char-shading-value="0" style:font-name-asian="Calibri1" style:font-size-asian="12pt" style:font-name-complex="Calibri1" style:font-size-complex="12pt"/>
    </style:style>
    <style:style style:name="T4" style:family="text">
      <style:text-properties fo:color="#1155cc" style:font-name="Calibri" fo:font-size="12pt" style:text-underline-style="solid" style:text-underline-width="auto" style:text-underline-color="font-color" style:font-name-asian="Calibri1" style:font-size-asian="12pt" style:font-name-complex="Calibri1" style:font-size-complex="12pt"/>
    </style:style>
    <style:style style:name="T5" style:family="text">
      <style:text-properties fo:color="#ff0000" style:font-name="Calibri" fo:font-size="12pt" fo:font-weight="bold" style:font-name-asian="Calibri1" style:font-size-asian="12pt" style:font-weight-asian="bold" style:font-name-complex="Calibri1" style:font-size-complex="12pt"/>
    </style:style>
    <style:style style:name="T6" style:family="text">
      <style:text-properties fo:color="#ff0000" style:font-name="Calibri" fo:font-size="12pt" style:font-name-asian="Calibri1" style:font-size-asian="12pt" style:font-name-complex="Calibri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35709189" text:style-name="WWNum13">
        <text:list-item>
          <text:p text:style-name="P8"><text:span text:style-name="T1">Topic</text:span></text:p>
        </text:list-item>
      </text:list>
      <text:list xml:id="list2556212642" text:style-name="WWNum15">
        <text:list-item>
          <text:p text:style-name="P2"><text:span text:style-name="T2">Name: Pre-marital Counseling Platform (Nền tảng tư vấn tiền hôn nhân)</text:span></text:p>
        </text:list-item>
        <text:list-item>
          <text:p text:style-name="P2"><text:span text:style-name="T2">Actors: Guest, Member, Therapist, Admin</text:span></text:p>
        </text:list-item>
        <text:list-item>
          <text:p text:style-name="P2"><text:span text:style-name="T2">Description:</text:span></text:p>
          <text:list>
            <text:list-item>
              <text:p text:style-name="P9"><text:span text:style-name="T2">Nền tảng tư vấn kết nối thành viên với các chuyên gia tư vấn tiền hôn nhân</text:span></text:p>
            </text:list-item>
            <text:list-item>
              <text:p text:style-name="P9"><text:span text:style-name="T2">Trang chủ giới thiệu thông tin nền tảng, thông tin các chuyên gia tư vấn tiền hôn nhân, blog chia sẻ kinh nghiệm, tin tức, ...</text:span></text:p>
            </text:list-item>
            <text:list-item>
              <text:p text:style-name="P9"><text:span text:style-name="T2"><text:s/>Chức năng cho phép người dùng đăng ký tài khoản thành viên hoặc chuyên gia.</text:span></text:p>
            </text:list-item>
            <text:list-item>
              <text:p text:style-name="P9"><text:span text:style-name="T2"><text:s/>Chức năng cho phép người dùng làm trắc nghiệm tiền hôn nhân để xác định các vấn đề cần tư vấn (giao tiếp, quản lý xung đột, nuôi dạy con cái, văn hóa gia đình, ...).</text:span></text:p>
            </text:list-item>
            <text:list-item>
              <text:p text:style-name="P9"><text:span text:style-name="T2"><text:s/>Chức năng cho phép thành viên tìm kiếm các chuyên gia phù hợp để đặt lịch tư vấn theo các tiêu chí: chuyên môn, đánh giá, ...</text:span></text:p>
            </text:list-item>
            <text:list-item>
              <text:p text:style-name="P9"><text:span text:style-name="T2"><text:s/>Quản lý quá trình đặt dịch vụ tư vấn</text:span></text:p>
            </text:list-item>
            <text:list-item>
              <text:p text:style-name="P9"><text:span text:style-name="T2"><text:s text:c="2"/>&lt;&lt; Thành viên đặt dịch vụ tư vấn với chuyên gia --&gt; Thực hiện tư vấn với chuyên gia thông qua nền tảng trực tuyến (Google Meet, ...) --&gt; Chuyên gia ghi nhận kết quả tư vấn --&gt; Thành viên đánh giá kết quả thực hiện dịch vụ &gt;&gt;</text:span></text:p>
            </text:list-item>
            <text:list-item>
              <text:p text:style-name="P9"><text:span text:style-name="T2">Quản lý chính sách thanh toán và hủy đơn đặt dịch vụ tư vấn</text:span></text:p>
            </text:list-item>
            <text:list-item>
              <text:p text:style-name="P9"><text:span text:style-name="T2">Chức năng cho phép chuyên gia khai báo thông tin chung, bằng cấp, chuyên môn, lịch tư vấn, mức phí tư vấn, quản lý các đơn đặt tư vấn, ... Hệ thống sẽ thực hiện phê duyệt các thông tin cần kiểm soát mà chuyên gia khai báo</text:span></text:p>
            </text:list-item>
            <text:list-item>
              <text:p text:style-name="P9"><text:span text:style-name="T2"><text:s/>Quản lý các gói phí tư vấn, hoa hồng chuyên gia phải trả cho nền tảng</text:span></text:p>
            </text:list-item>
            <text:list-item>
              <text:p text:style-name="P9"><text:span text:style-name="T2"><text:s/>Quản lý rating, feedback</text:span></text:p>
            </text:list-item>
            <text:list-item>
              <text:p text:style-name="P9"><text:span text:style-name="T2"><text:s/>Quản lý hồ sơ thành viên, lịch sử đơn đặt dịch vụ tư vấn</text:span></text:p>
            </text:list-item>
            <text:list-item>
              <text:p text:style-name="P9"><text:span text:style-name="T2"><text:s/>Dashboard &amp; Report</text:span></text:p>
            </text:list-item>
          </text:list>
        </text:list-item>
        <text:list-item>
          <text:p text:style-name="P2"><text:span text:style-name="T2">Existing system:</text:span></text:p>
          <text:list>
            <text:list-item>
              <text:p text:style-name="P9"><text:span text:style-name="T2"><text:s/></text:span><text:a xlink:type="simple" xlink:href="https://www.marriage.com/" text:style-name="ListLabel_20_163" text:visited-style-name="ListLabel_20_163"><text:span text:style-name="T4">Marriage.com</text:span></text:a></text:p>
            </text:list-item>
          </text:list>
        </text:list-item>
      </text:list>
      <text:list xml:id="list84510656689658" text:continue-list="list1535709189" text:style-name="WWNum13">
        <text:list-item>
          <text:p text:style-name="P1"><text:span text:style-name="T1">Business Coreflow</text:span></text:p>
        </text:list-item>
      </text:list>
      <text:list xml:id="list2798544150" text:style-name="WWNum9">
        <text:list-item>
          <text:p text:style-name="P3"><text:span text:style-name="T2">Admin platform management:</text:span></text:p>
        </text:list-item>
      </text:list>
      <text:p text:style-name="P16"><text:span text:style-name="T2">Step 1: Admin Login</text:span></text:p>
      <text:p text:style-name="P16"><text:span text:style-name="T2">Admin logs into the dashboard with valid credentials.</text:span></text:p>
      <text:p text:style-name="P17"/>
      <text:p text:style-name="P16"><text:span text:style-name="T2">Step 2: Manage Platform Features</text:span></text:p>
      <text:p text:style-name="P16"><text:soft-page-break/><text:span text:style-name="T2">Admin can perform these actions via the dashboard:</text:span></text:p>
      <text:list xml:id="list1409663972" text:style-name="WWNum1">
        <text:list-item>
          <text:p text:style-name="P10"><text:span text:style-name="T2">User and Expert Management:</text:span></text:p>
        </text:list-item>
      </text:list>
      <text:list xml:id="list3551058820" text:style-name="WWNum6">
        <text:list-item>
          <text:p text:style-name="P18"><text:span text:style-name="T2">Approve/reject profiles</text:span></text:p>
        </text:list-item>
        <text:list-item>
          <text:p text:style-name="P18"><text:span text:style-name="T2">Deactivate/reactivate accounts</text:span></text:p>
        </text:list-item>
      </text:list>
      <text:list xml:id="list1598282813" text:style-name="WWNum5">
        <text:list-item>
          <text:p text:style-name="P11"><text:span text:style-name="T2">Booking Management:</text:span></text:p>
        </text:list-item>
      </text:list>
      <text:list xml:id="list4116669026" text:style-name="WWNum12">
        <text:list-item>
          <text:p text:style-name="P19"><text:span text:style-name="T2">Monitor and resolve disputes.</text:span></text:p>
        </text:list-item>
        <text:list-item>
          <text:p text:style-name="P19"><text:span text:style-name="T2">Oversee cancellations.</text:span></text:p>
        </text:list-item>
      </text:list>
      <text:list xml:id="list649776505" text:style-name="WWNum2">
        <text:list-item>
          <text:p text:style-name="P12"><text:span text:style-name="T2">Feedback and Ratings:</text:span></text:p>
        </text:list-item>
      </text:list>
      <text:list xml:id="list3533674488" text:style-name="WWNum7">
        <text:list-item>
          <text:p text:style-name="P20"><text:span text:style-name="T2">Review and moderate user feedback.</text:span></text:p>
        </text:list-item>
        <text:list-item>
          <text:p text:style-name="P20"><text:span text:style-name="T2">Resolve rating disputes.</text:span></text:p>
        </text:list-item>
      </text:list>
      <text:list xml:id="list3731039305" text:style-name="WWNum3">
        <text:list-item>
          <text:p text:style-name="P13"><text:span text:style-name="T2">Policy and Pricing:</text:span></text:p>
        </text:list-item>
      </text:list>
      <text:list xml:id="list3706551410" text:style-name="WWNum18">
        <text:list-item>
          <text:p text:style-name="P21"><text:span text:style-name="T2">Update consultation fees, commissions policies.</text:span></text:p>
        </text:list-item>
      </text:list>
      <text:list xml:id="list3479152923" text:style-name="WWNum10">
        <text:list-item>
          <text:p text:style-name="P14"><text:span text:style-name="T2">Content Management:</text:span></text:p>
        </text:list-item>
      </text:list>
      <text:list xml:id="list3956389773" text:style-name="WWNum17">
        <text:list-item>
          <text:p text:style-name="P22"><text:span text:style-name="T2">Edit homepage, blogs, and profiles.</text:span></text:p>
        </text:list-item>
      </text:list>
      <text:list xml:id="list974090067" text:style-name="WWNum14">
        <text:list-item>
          <text:p text:style-name="P15"><text:span text:style-name="T2">Reporting and Notifications:</text:span></text:p>
        </text:list-item>
      </text:list>
      <text:list xml:id="list4081386963" text:style-name="WWNum4">
        <text:list-item>
          <text:p text:style-name="P23"><text:span text:style-name="T2">Monitor metrics and generate reports.</text:span></text:p>
        </text:list-item>
        <text:list-item>
          <text:p text:style-name="P23"><text:span text:style-name="T2">Send platform-wide notifications.</text:span></text:p>
        </text:list-item>
      </text:list>
      <text:p text:style-name="P17"/>
      <text:list xml:id="list84510125220105" text:continue-list="list2798544150" text:style-name="WWNum9">
        <text:list-item>
          <text:p text:style-name="P3"><text:span text:style-name="T2">Customer booking flow:</text:span></text:p>
        </text:list-item>
      </text:list>
      <text:p text:style-name="P24"><text:span text:style-name="T2">Step 1: Customer logins to website</text:span></text:p>
      <text:p text:style-name="P24"><text:span text:style-name="T2">Step 2: Customer chooses what kind of service they need</text:span></text:p>
      <text:p text:style-name="P24"><text:span text:style-name="T2">Step 3: Customer chooses an available time in schedule provided by the working therapists</text:span></text:p>
      <text:p text:style-name="P24"><text:span text:style-name="T2">Step 4: Customer confirms the information</text:span></text:p>
      <text:p text:style-name="P24"><text:span text:style-name="T2">Step 5: Customer is then moved to the payment and a notification is sent to the therapist if the payment is completed</text:span></text:p>
      <text:p text:style-name="P25"/>
      <text:list xml:id="list84509146612097" text:continue-numbering="true" text:style-name="WWNum9">
        <text:list-item>
          <text:p text:style-name="P3"><text:span text:style-name="T2">Therapist accepting booking flow:</text:span></text:p>
        </text:list-item>
      </text:list>
      <text:p text:style-name="P16"><text:soft-page-break/><text:span text:style-name="T2">Step 1: Therapist logins to website</text:span></text:p>
      <text:p text:style-name="P16"><text:span text:style-name="T2">Step 2: Therapist checks the booking requests sent by the customers</text:span></text:p>
      <text:p text:style-name="P16"><text:span text:style-name="T2">Step 3: Therapist views the booking and customer details</text:span></text:p>
      <text:p text:style-name="P16"><text:span text:style-name="T2">Step 4: Therapist accepts the booking and send a notification to the customer</text:span></text:p>
      <text:p text:style-name="P17"/>
      <text:list xml:id="list84510796015437" text:continue-numbering="true" text:style-name="WWNum9">
        <text:list-item>
          <text:p text:style-name="P3"><text:span text:style-name="T2">Therapist creates custom quiz</text:span></text:p>
        </text:list-item>
      </text:list>
      <text:p text:style-name="P16"><text:span text:style-name="T2">Step 1: Therapist logins to website</text:span></text:p>
      <text:p text:style-name="P16"><text:span text:style-name="T2">Step 2: Therapist selects the “Create quiz” option from the Therapist Menu</text:span></text:p>
      <text:p text:style-name="P16"><text:span text:style-name="T2">Step 3: Therapist selects the quiz’s main topic and create answers and questions</text:span></text:p>
      <text:p text:style-name="P16"><text:span text:style-name="T2">Step 4: Therapist submits the quiz when satisfied, sending the quiz to the system</text:span></text:p>
      <text:p text:style-name="P17"/>
      <text:list xml:id="list84510510929834" text:continue-numbering="true" text:style-name="WWNum9">
        <text:list-item>
          <text:p text:style-name="P3"><text:span text:style-name="T2">Customer takes quiz (?)</text:span></text:p>
        </text:list-item>
      </text:list>
      <text:p text:style-name="P16"><text:span text:style-name="T2">Step 1: Customer receives a notification sent by the therapist informing them to take a quiz</text:span></text:p>
      <text:p text:style-name="P16"><text:span text:style-name="T2">Step 2: Customer answers the quiz and submit the result</text:span></text:p>
      <text:p text:style-name="P16"><text:span text:style-name="T2">Step 3: The result is then sent back to the therapist and used as reference for the upcoming session</text:span></text:p>
      <text:p text:style-name="P17"/>
      <text:list xml:id="list84510337503564" text:continue-list="list84510656689658" text:style-name="WWNum13">
        <text:list-item>
          <text:p text:style-name="P1"><text:span text:style-name="T1">Business Rule</text:span></text:p>
        </text:list-item>
      </text:list>
      <text:list xml:id="list727839592" text:style-name="WWNum16">
        <text:list-item>
          <text:p text:style-name="P4"><text:span text:style-name="T2">Questions can be reused in multiple quizzes(same topic)</text:span></text:p>
        </text:list-item>
        <text:list-item>
          <text:p text:style-name="P5"/>
        </text:list-item>
      </text:list>
      <text:list xml:id="list84510641398325" text:continue-list="list84510337503564" text:style-name="WWNum13">
        <text:list-item>
          <text:p text:style-name="P1"><text:span text:style-name="T1">Questions</text:span></text:p>
        </text:list-item>
      </text:list>
      <text:p text:style-name="P26"><text:span text:style-name="T5">* </text:span><text:span text:style-name="T6">Hỏi những câu liên quan đến phần chính (quá trình đặt lịch tư vấn, tư vấn và trả kết quả tư vấn)</text:span></text:p>
      <text:p text:style-name="P26"><text:span text:style-name="T6">* Xử lý 2 chiều giữa member và therapist trong quá trình request để được tư vấn, sắp xếp lịch, thực hiện tư vấn, kết thúc và trả kết quả tư vấn như thế nào?</text:span></text:p>
      <text:list xml:id="list1717416173" text:style-name="WWNum8">
        <text:list-item>
          <text:p text:style-name="P6"><text:span text:style-name="T2">Therapist là những chuyên gia tư vấn chỉ trong Việt Nam hay có thể ở ngoài nước ?</text:span></text:p>
        </text:list-item>
      </text:list>
      <text:list xml:id="list3651066855" text:style-name="WWNum11">
        <text:list-item>
          <text:p text:style-name="P7"><text:span text:style-name="T2">Tài khoản với role Member là chỉ 1 người cần tư vấn hay dành cho couple ?</text:span></text:p>
        </text:list-item>
        <text:list-item>
          <text:p text:style-name="P7"><text:span text:style-name="T2">Chức năng therapist tạo blog hay quiz có cần phải trả tiền hay không, hay chỉ cần tạo và admin approve ?</text:span></text:p>
        </text:list-item>
        <text:list-item>
          <text:p text:style-name="P7"><text:span text:style-name="T2">Phương thức tư vấn offline hay online, hay có thể cả 2 ?</text:span></text:p>
        </text:list-item>
        <text:list-item>
          <text:p text:style-name="P7"><text:soft-page-break/><text:span text:style-name="T2">Các loại dịch vụ có thể fix cứng hay không, hay phải get từ DB và khi cần có thêm dịch vụ mới therapist có thể request admin để tạo thêm loại dịch vụ mới ?</text:span></text:p>
        </text:list-item>
        <text:list-item>
          <text:p text:style-name="P7"><text:span text:style-name="T2">Thời hạn để member feedback therapist là bao lâu sau khi kết thúc ? (3 ngày, 1 tuần,...)</text:span></text:p>
        </text:list-item>
        <text:list-item>
          <text:p text:style-name="P7"><text:span text:style-name="T2">Member tham gia tư vấn với therapist chỉ 1 buổi (session) hay có thể có nhiều buổi (session) cho 1 booking giữa member và therapist ?</text:span></text:p>
        </text:list-item>
        <text:list-item>
          <text:p text:style-name="P7"><text:span text:style-name="T3">Nếu tư vấn nhiều buổi (session) cho 1 booking thì trả tiền theo buổi hay trả trước cho tất cả các buổi ? =&gt; Thanh toán theo từng booking</text:span></text:p>
        </text:list-item>
        <text:list-item>
          <text:p text:style-name="P7"><text:span text:style-name="T2">Phí hoa hồng trích từ tiền therapist nhận được sẽ là bao nhiêu % ?</text:span></text:p>
        </text:list-item>
        <text:list-item>
          <text:p text:style-name="P7"><text:span text:style-name="T2">1 buổi tư vấn thường kéo dài bao lâu và có thể có những giá trị gì ? (30’, 60’, 90’,...)</text:span></text:p>
        </text:list-item>
        <text:list-item>
          <text:p text:style-name="P7"><text:span text:style-name="T2">Làm sao member biết được therapist đó có available trong những khung giờ nào để request ?</text:span></text:p>
        </text:list-item>
        <text:list-item>
          <text:p text:style-name="P7"><text:span text:style-name="T2">Therapist gửi kết quả tư vấn gồm các thông tin gì, khi nào gửi kết quả (sau mỗi session hay sau khi xong hết session và trả kết quả tổng) ?</text:span></text:p>
        </text:list-item>
        <text:list-item>
          <text:p text:style-name="P7"><text:span text:style-name="T2">Quản lý lịch sử tư vấn và kết quả tư vấn như thế nào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alibri" fo:font-family="Calibri"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alibri" fo:font-family="Calibri"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alibri" fo:font-family="Calibri"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alibri" fo:font-family="Calibri"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Calibri" fo:font-family="Calibri"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Calibri" fo:font-family="Calibri"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Calibri" fo:font-family="Calibri"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Calibri" fo:font-family="Calibri"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Calibri" fo:font-family="Calibri" style:font-family-generic="roman" style:font-pitch="variable" fo:font-size="12pt" style:text-underline-style="none"/>
    </style:style>
    <style:style style:name="ListLabel_20_128" style:display-name="ListLabel 128" style:family="text">
      <style:text-properties style:font-name="Calibri" fo:font-family="Calibri" style:font-family-generic="roman" style:font-pitch="variable" fo:font-size="12pt"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Calibri" fo:font-family="Calibri" style:font-family-generic="roman" style:font-pitch="variable" fo:font-size="12pt"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Calibri" fo:font-family="Calibri" style:font-family-generic="roman" style:font-pitch="variable"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Calibri" fo:font-family="Calibri" style:font-family-generic="roman" style:font-pitch="variable"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1155cc" style:font-name="Calibri" fo:font-family="Calibri" style:font-family-generic="roman" style:font-pitch="variable" fo:font-size="12pt" style:text-underline-style="solid" style:text-underline-width="auto" style:text-underline-color="font-color"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1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16"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80" meta:word-count="992" meta:character-count="4939" meta:non-whitespace-character-count="4076"/>
    <meta:generator>LibreOfficeDev/6.0.5.2$Linux_X86_64 LibreOffice_project/</meta:generator>
  </office:meta>
</office:document-meta>
</file>